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558" calcext:value-type="float">
            <text:p>2.559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668206451613" calcext:value-type="float">
            <text:p>2.5566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95555" calcext:value-type="float">
            <text:p>2.539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2336" calcext:value-type="float">
            <text:p>2.45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2385" calcext:value-type="float">
            <text:p>2.289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8456" calcext:value-type="float">
            <text:p>2.1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569341935484" calcext:value-type="float">
            <text:p>2.315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19612903226" calcext:value-type="float">
            <text:p>2.245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23148387097" calcext:value-type="float">
            <text:p>2.196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95070967742" calcext:value-type="float">
            <text:p>2.370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6304" calcext:value-type="float">
            <text:p>2.3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81677419355" calcext:value-type="float">
            <text:p>2.208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736" calcext:value-type="float">
            <text:p>2.2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62606451613" calcext:value-type="float">
            <text:p>2.1086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98064516129" calcext:value-type="float">
            <text:p>2.081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116" calcext:value-type="float">
            <text:p>2.0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5965" calcext:value-type="float">
            <text:p>2.105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0928" calcext:value-type="float">
            <text:p>1.86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25806451613" calcext:value-type="float">
            <text:p>1.831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04051612903" calcext:value-type="float">
            <text:p>1.885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18270967742" calcext:value-type="float">
            <text:p>1.941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98838709677" calcext:value-type="float">
            <text:p>1.934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6912" calcext:value-type="float">
            <text:p>1.7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69341935484" calcext:value-type="float">
            <text:p>1.553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892468965517" calcext:value-type="float">
            <text:p>1.53892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15329032258" calcext:value-type="float">
            <text:p>1.509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98425806452" calcext:value-type="float">
            <text:p>1.606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868" calcext:value-type="float">
            <text:p>1.86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70675" calcext:value-type="float">
            <text:p>1.844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70936" calcext:value-type="float">
            <text:p>1.5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53496774194" calcext:value-type="float">
            <text:p>1.5395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43767741936" calcext:value-type="float">
            <text:p>1.6214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82787096774" calcext:value-type="float">
            <text:p>1.756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93187096774" calcext:value-type="float">
            <text:p>1.8269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5592" calcext:value-type="float">
            <text:p>1.70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16903225807" calcext:value-type="float">
            <text:p>1.8071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04717241379" calcext:value-type="float">
            <text:p>1.77004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394167741936" calcext:value-type="float">
            <text:p>1.8439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29574193548" calcext:value-type="float">
            <text:p>1.776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1555" calcext:value-type="float">
            <text:p>1.6251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4408" calcext:value-type="float">
            <text:p>1.59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63741935484" calcext:value-type="float">
            <text:p>1.867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55406451613" calcext:value-type="float">
            <text:p>1.9135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5824516129" calcext:value-type="float">
            <text:p>1.882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93290322581" calcext:value-type="float">
            <text:p>2.289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2792" calcext:value-type="float">
            <text:p>2.0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97135483871" calcext:value-type="float">
            <text:p>2.105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94234482759" calcext:value-type="float">
            <text:p>1.9429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24077419355" calcext:value-type="float">
            <text:p>1.7912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56516129032" calcext:value-type="float">
            <text:p>1.842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57264" calcext:value-type="float">
            <text:p>1.9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96975" calcext:value-type="float">
            <text:p>1.6629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8976" calcext:value-type="float">
            <text:p>1.4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440475" calcext:value-type="float">
            <text:p>1.714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51896774194" calcext:value-type="float">
            <text:p>2.5545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804" calcext:value-type="float">
            <text:p>2.6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61548387097" calcext:value-type="float">
            <text:p>2.601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57187096774" calcext:value-type="float">
            <text:p>2.3755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30064516129" calcext:value-type="float">
            <text:p>2.356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35227586207" calcext:value-type="float">
            <text:p>2.22735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32619354839" calcext:value-type="float">
            <text:p>2.2903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23825" calcext:value-type="float">
            <text:p>2.2872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9776" calcext:value-type="float">
            <text:p>2.1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82864516129" calcext:value-type="float">
            <text:p>2.0088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3248" calcext:value-type="float">
            <text:p>1.81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9975" calcext:value-type="float">
            <text:p>1.884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03070967742" calcext:value-type="float">
            <text:p>2.6300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0608" calcext:value-type="float">
            <text:p>2.6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99406451613" calcext:value-type="float">
            <text:p>2.3859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80180645161" calcext:value-type="float">
            <text:p>2.1628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012412903226" calcext:value-type="float">
            <text:p>2.0501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31428571429" calcext:value-type="float">
            <text:p>1.9703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00725" calcext:value-type="float">
            <text:p>1.963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81832258065" calcext:value-type="float">
            <text:p>1.950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6416" calcext:value-type="float">
            <text:p>1.90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6064516129" calcext:value-type="float">
            <text:p>1.693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17371428571" calcext:value-type="float">
            <text:p>1.6801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90989473684" calcext:value-type="float">
            <text:p>1.885909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55819354839" calcext:value-type="float">
            <text:p>1.860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668" calcext:value-type="float">
            <text:p>1.9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89025" calcext:value-type="float">
            <text:p>1.7888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3744" calcext:value-type="float">
            <text:p>1.7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39561290323" calcext:value-type="float">
            <text:p>1.899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21171428571" calcext:value-type="float">
            <text:p>2.2382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48725" calcext:value-type="float">
            <text:p>2.374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46012903226" calcext:value-type="float">
            <text:p>2.452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6288" calcext:value-type="float">
            <text:p>2.33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07019354839" calcext:value-type="float">
            <text:p>2.147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46838709677" calcext:value-type="float">
            <text:p>1.965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3584516129" calcext:value-type="float">
            <text:p>1.995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7855483871" calcext:value-type="float">
            <text:p>2.204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2992" calcext:value-type="float">
            <text:p>2.5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31425" calcext:value-type="float">
            <text:p>2.514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52925" calcext:value-type="float">
            <text:p>2.329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21428571428" calcext:value-type="float">
            <text:p>2.31321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12851612903" calcext:value-type="float">
            <text:p>2.208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59870967742" calcext:value-type="float">
            <text:p>2.221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28774193548" calcext:value-type="float">
            <text:p>2.0932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07406451613" calcext:value-type="float">
            <text:p>1.883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7384" calcext:value-type="float">
            <text:p>1.76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31277419355" calcext:value-type="float">
            <text:p>1.986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46" calcext:value-type="float">
            <text:p>1.7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6732" calcext:value-type="float">
            <text:p>2.0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524" calcext:value-type="float">
            <text:p>2.6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164" calcext:value-type="float">
            <text:p>2.0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124" calcext:value-type="float">
            <text:p>1.7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86" calcext:value-type="float">
            <text:p>1.9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7" calcext:value-type="float">
            <text:p>1.4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524" calcext:value-type="float">
            <text:p>1.5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71528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9504" calcext:value-type="float">
            <text:p>2.1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74" meta:object-count="0"/>
    <meta:user-defined meta:name="AppVersion">3.0</meta:user-defined>
  </office:meta>
</office:document-meta>
</file>